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field="urn:openoffice:names:experimental:ooo-ms-interop:xmlns:field:1.0" xmlns:tableooo="http://openoffice.org/2009/table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name-complex="Ari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name-complex="Ari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Data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Filter</text:p>
          </table:table-cell>
          <table:table-cell/>
          <table:table-cell office:value-type="string">
            <text:p>Other</text:p>
          </table:table-cell>
        </table:table-row>
        <table:table-row table:style-name="ro1" table:visibility="filter"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office:value-type="string">
            <text:p>Show</text:p>
          </table:table-cell>
          <table:table-cell/>
          <table:table-cell office:value-type="string">
            <text:p>Alex</text:p>
          </table:table-cell>
        </table:table-row>
        <table:table-row table:style-name="ro1" table:visibility="filter">
          <table:table-cell office:value-type="string">
            <text:p>B</text:p>
          </table:table-cell>
          <table:table-cell/>
          <table:table-cell>
            <office:annotation draw:style-name="gr1" draw:text-style-name="P1" svg:width="1.1402in" svg:height="0.2346in" svg:x="1.1465in" svg:y="0.1736in" draw:caption-point-x="1.5165in" draw:caption-point-y="0.1843in">
              <dc:date>2009-09-21T00:00:00</dc:date>
              <text:p text:style-name="P1"><text:span text:style-name="T1">Hmm</text:span></text:p>
            </office:annotation>
          </table:table-cell>
          <table:table-cell office:value-type="string">
            <text:p>Alex</text:p>
          </table:table-cell>
        </table:table-row>
        <table:table-row table:style-name="ro1" table:visibility="filter">
          <table:table-cell office:value-type="string">
            <text:p>B</text:p>
          </table:table-cell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office:value-type="string">
            <text:p>Show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Show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Show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Show</text:p>
          </table:table-cell>
          <table:table-cell>
            <office:annotation draw:style-name="gr1" draw:text-style-name="P1" svg:width="1.1402in" svg:height="0.2346in" svg:x="1.1465in" svg:y="0.826in" draw:caption-point-x="1.5165in" draw:caption-point-y="0.0634in">
              <dc:date>2009-09-21T00:00:00</dc:date>
              <text:p text:style-name="P1"><text:span text:style-name="T1">Hmm</text:span></text:p>
            </office:annotation>
          </table:table-cell>
          <table:table-cell/>
        </table:table-row>
        <table:table-row table:style-name="ro1" table:visibility="filter">
          <table:table-cell office:value-type="string">
            <text:p>B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Alex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B</text:p>
          </table:table-cell>
          <table:table-cell table:number-columns-repeated="3"/>
        </table:table-row>
        <table:table-row table:style-name="ro1">
          <table:table-cell office:value-type="string">
            <text:p>Alex</text:p>
          </table:table-cell>
          <table:table-cell office:value-type="string">
            <text:p>Show</text:p>
          </table:table-cell>
          <table:table-cell/>
          <table:table-cell office:value-type="string">
            <office:annotation draw:style-name="gr1" draw:text-style-name="P1" svg:width="1.1406in" svg:height="0.2346in" svg:x="2.0425in" svg:y="1.5386in" draw:caption-point-x="1.5094in" draw:caption-point-y="-0.472in">
              <dc:date>2009-09-21T00:00:00</dc:date>
              <text:p text:style-name="P1"><text:span text:style-name="T1">National sport</text:span></text:p>
            </office:annotation>
            <text:p>Baseball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how</text:p>
          </table:table-cell>
          <table:table-cell table:number-columns-repeated="2"/>
        </table:table-row>
        <table:table-row table:style-name="ro1">
          <table:table-cell office:value-type="string">
            <text:p>Alex</text:p>
          </table:table-cell>
          <table:table-cell office:value-type="string">
            <text:p>Show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Show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Alex</text:p>
          </table:table-cell>
          <table:table-cell table:number-columns-repeated="3"/>
        </table:table-row>
      </table:table>
      <table:database-ranges>
        <table:database-range table:target-range-address="Data.A1:Data.D17" table:display-filter-buttons="true">
          <table:filter>
            <table:filter-condition table:field-number="1" table:value="Show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Arial" style:language-asian="ja" style:country-asian="JP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9">03/09/2010</text:date>, <text:time>10:4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hei Yoshida</meta:initial-creator>
    <meta:creation-date>2009-09-18T16:35:23</meta:creation-date>
    <dc:date>2010-03-09T10:48:14</dc:date>
    <dc:creator>Kohei Yoshida</dc:creator>
    <meta:editing-duration>PT00H54M38S</meta:editing-duration>
    <meta:editing-cycles>51</meta:editing-cycles>
    <meta:generator>OpenOffice.org/3.2$Linux OpenOffice.org_project/320m12$Build-9483</meta:generator>
    <meta:document-statistic meta:table-count="1" meta:cell-count="33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FindNextTest
	xSheet = ThisComponent.getSheets().getByName("Data")
	Dim oSearchDesc as Object
	oSearchDesc = xSheet.createSearchDescriptor()
	oSearchDesc.SearchString = "Alex"
	print "Search string is '" &amp; oSearchDesc.SearchString &amp; "'."
	xStartCell = xSheet.getCellByPosition(0,0)
	' This returns ScCellObj instance.
	Do
		xCell = xSheet.findNext(xStartCell, oSearchDesc)
		If isNull(xCell) Then
			Exit Do
		EndIf
		oAddr = xCell.getCellAddress()
		print "(col=" &amp; oAddr.Column &amp; ",row=" &amp; oAddr.Row &amp; ",sheet=" &amp; oAddr.Sheet &amp; ")"
		xStartCell = xCell
	Loop While 1
	print "Macro finished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